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15b" officeooo:paragraph-rsid="000f715b"/>
    </style:style>
    <style:style style:name="P2" style:family="paragraph" style:parent-style-name="Standard">
      <style:text-properties officeooo:paragraph-rsid="000f715b"/>
    </style:style>
    <style:style style:name="P3" style:family="paragraph" style:parent-style-name="Standard">
      <style:text-properties officeooo:rsid="00106dcc" officeooo:paragraph-rsid="00106dcc"/>
    </style:style>
    <style:style style:name="P4" style:family="paragraph" style:parent-style-name="Standard">
      <style:text-properties officeooo:rsid="0011f010" officeooo:paragraph-rsid="0011f010"/>
    </style:style>
    <style:style style:name="P5" style:family="paragraph" style:parent-style-name="Standard">
      <style:text-properties officeooo:rsid="00133c8a" officeooo:paragraph-rsid="00133c8a"/>
    </style:style>
    <style:style style:name="P6" style:family="paragraph" style:parent-style-name="Standard">
      <style:text-properties officeooo:rsid="00144073" officeooo:paragraph-rsid="00144073"/>
    </style:style>
    <style:style style:name="P7" style:family="paragraph" style:parent-style-name="Preformatted_20_Text">
      <style:text-properties officeooo:paragraph-rsid="000f715b"/>
    </style:style>
    <style:style style:name="T1" style:family="text">
      <style:text-properties officeooo:rsid="000f71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ORKFLOW 1:</text:span></text:p>
      <text:p text:style-name="P1"/>
      <text:p text:style-name="P3">$ mkdir mythesis</text:p>
      <text:p text:style-name="P3">$ cd mythesis/</text:p>
      <text:p text:style-name="P3">/mythesis$ git init</text:p>
      <text:p text:style-name="P3">Initialisierte leeres Git-Repository in /home/albers/mythesis/.git/</text:p>
      <text:p text:style-name="P4">/mythesis$ git status</text:p>
      <text:p text:style-name="P4">Auf Branch master</text:p>
      <text:p text:style-name="P4"></text:p>
      <text:p text:style-name="P4">Initialer Commit</text:p>
      <text:p text:style-name="P4"></text:p>
      <text:p text:style-name="P4">Unbeobachtete Dateien:</text:p>
      <text:p text:style-name="P4"><text:s text:c="2"/>(benutzen Sie "git add &lt;Datei&gt;..." um die Änderungen zum Commit vorzumerken)</text:p>
      <text:p text:style-name="P4"></text:p>
      <text:p text:style-name="P4"><text:tab/>basf.pdf</text:p>
      <text:p text:style-name="P4"><text:tab/>beamerthemeHU_Poster.sty</text:p>
      <text:p text:style-name="P4"><text:tab/>bilder/</text:p>
      <text:p text:style-name="P4"><text:tab/>hu.pdf</text:p>
      <text:p text:style-name="P4"><text:tab/>icsb.aux</text:p>
      <text:p text:style-name="P4"><text:tab/>icsb.log</text:p>
      <text:p text:style-name="P4"><text:tab/>icsb.nav</text:p>
      <text:p text:style-name="P4"><text:tab/>icsb.out</text:p>
      <text:p text:style-name="P4"><text:tab/>icsb.pdf</text:p>
      <text:p text:style-name="P4"><text:tab/>icsb.snm</text:p>
      <text:p text:style-name="P4"><text:tab/>icsb.tex</text:p>
      <text:p text:style-name="P4"><text:tab/>icsb.toc</text:p>
      <text:p text:style-name="P4"><text:tab/>logo.pdf</text:p>
      <text:p text:style-name="P4"></text:p>
      <text:p text:style-name="P4">nichts zum Commit vorgemerkt, aber es gibt unbeobachtete Dateien (benutzen Sie "git add" zum Beobachten)</text:p>
      <text:p text:style-name="P4">albers@lemur:~/mythesis$ git add bilder/</text:p>
      <text:p text:style-name="P4">albers@lemur:~/mythesis$ git status</text:p>
      <text:p text:style-name="P4">Auf Branch master</text:p>
      <text:p text:style-name="P4"></text:p>
      <text:p text:style-name="P4">Initialer Commit</text:p>
      <text:p text:style-name="P4"></text:p>
      <text:p text:style-name="P4">zum Commit vorgemerkte Änderungen:</text:p>
      <text:p text:style-name="P4"><text:s text:c="2"/>(benutzen Sie "git rm --cached &lt;Datei&gt;..." zum Entfernen aus der Staging-Area)</text:p>
      <text:p text:style-name="P4"></text:p>
      <text:p text:style-name="P4"><text:tab/>neue Datei: <text:s text:c="12"/>bilder/discussion.png</text:p>
      <text:p text:style-name="P4"><text:tab/>neue Datei: <text:s text:c="12"/>bilder/methods.png</text:p>
      <text:p text:style-name="P4"><text:tab/>neue Datei: <text:s text:c="12"/>bilder/results.png</text:p>
      <text:p text:style-name="P4"></text:p>
      <text:p text:style-name="P4">Unbeobachtete Dateien:</text:p>
      <text:p text:style-name="P4"><text:s text:c="2"/>(benutzen Sie "git add &lt;Datei&gt;..." um die Änderungen zum Commit vorzumerken)</text:p>
      <text:p text:style-name="P4"></text:p>
      <text:p text:style-name="P4"><text:tab/>basf.pdf</text:p>
      <text:p text:style-name="P4"><text:tab/>beamerthemeHU_Poster.sty</text:p>
      <text:p text:style-name="P4"><text:tab/>hu.pdf</text:p>
      <text:p text:style-name="P4"><text:tab/>icsb.aux</text:p>
      <text:p text:style-name="P4"><text:tab/>icsb.log</text:p>
      <text:p text:style-name="P4"><text:tab/>icsb.nav</text:p>
      <text:p text:style-name="P4"><text:soft-page-break/><text:tab/>icsb.out</text:p>
      <text:p text:style-name="P4"><text:tab/>icsb.pdf</text:p>
      <text:p text:style-name="P4"><text:tab/>icsb.snm</text:p>
      <text:p text:style-name="P4"><text:tab/>icsb.tex</text:p>
      <text:p text:style-name="P4"><text:tab/>icsb.toc</text:p>
      <text:p text:style-name="P4"><text:tab/>logo.pdf</text:p>
      <text:p text:style-name="P4"/>
      <text:p text:style-name="P4">albers@lemur:~/mythesis$ git add icsb.tex </text:p>
      <text:p text:style-name="P4">albers@lemur:~/mythesis$ echo '*.aux' &gt;&gt; .gitignore</text:p>
      <text:p text:style-name="P4">albers@lemur:~/mythesis$ echo '*.log' &gt;&gt; .gitignore</text:p>
      <text:p text:style-name="P4">albers@lemur:~/mythesis$ less .gitignore </text:p>
      <text:p text:style-name="P4">albers@lemur:~/mythesis$ echo '*.snm' &gt;&gt; .gitignore</text:p>
      <text:p text:style-name="P4">albers@lemur:~/mythesis$ echo '*.toc' &gt;&gt; .gitignore</text:p>
      <text:p text:style-name="P4">albers@lemur:~/mythesis$ echo 'icsb.pdf' &gt;&gt; .gitignore</text:p>
      <text:p text:style-name="P5">albers@lemur:~/mythesis$ git status</text:p>
      <text:p text:style-name="P5">Auf Branch master</text:p>
      <text:p text:style-name="P5"></text:p>
      <text:p text:style-name="P5">Initialer Commit</text:p>
      <text:p text:style-name="P5"></text:p>
      <text:p text:style-name="P5">zum Commit vorgemerkte Änderungen:</text:p>
      <text:p text:style-name="P5"><text:s text:c="2"/>(benutzen Sie "git rm --cached &lt;Datei&gt;..." zum Entfernen aus der Staging-Area)</text:p>
      <text:p text:style-name="P5"></text:p>
      <text:p text:style-name="P5"><text:tab/>neue Datei: <text:s text:c="12"/>bilder/discussion.png</text:p>
      <text:p text:style-name="P5"><text:tab/>neue Datei: <text:s text:c="12"/>bilder/methods.png</text:p>
      <text:p text:style-name="P5"><text:tab/>neue Datei: <text:s text:c="12"/>bilder/results.png</text:p>
      <text:p text:style-name="P5"><text:tab/>neue Datei: <text:s text:c="12"/>icsb.tex</text:p>
      <text:p text:style-name="P5"></text:p>
      <text:p text:style-name="P5">Unbeobachtete Dateien:</text:p>
      <text:p text:style-name="P5"><text:s text:c="2"/>(benutzen Sie "git add &lt;Datei&gt;..." um die Änderungen zum Commit vorzumerken)</text:p>
      <text:p text:style-name="P5"></text:p>
      <text:p text:style-name="P5"><text:tab/>.gitignore</text:p>
      <text:p text:style-name="P5"><text:tab/>basf.pdf</text:p>
      <text:p text:style-name="P5"><text:tab/>beamerthemeHU_Poster.sty</text:p>
      <text:p text:style-name="P5"><text:tab/>hu.pdf</text:p>
      <text:p text:style-name="P5"><text:tab/>icsb.out</text:p>
      <text:p text:style-name="P5"><text:tab/>logo.pdf</text:p>
      <text:p text:style-name="P5"></text:p>
      <text:p text:style-name="P5">albers@lemur:~/mythesis$ git add .</text:p>
      <text:p text:style-name="P5">albers@lemur:~/mythesis$ git commit -m 'initial commit'</text:p>
      <text:p text:style-name="P5">[master (Basis-Commit) 125a272] initial commit</text:p>
      <text:p text:style-name="P5"><text:s/>10 files changed, 282 insertions(+)</text:p>
      <text:p text:style-name="P5"><text:s/>create mode 100644 .gitignore</text:p>
      <text:p text:style-name="P5"><text:s/>create mode 100644 basf.pdf</text:p>
      <text:p text:style-name="P5"><text:s/>create mode 100644 beamerthemeHU_Poster.sty</text:p>
      <text:p text:style-name="P5"><text:s/>create mode 100644 bilder/discussion.png</text:p>
      <text:p text:style-name="P5"><text:s/>create mode 100644 bilder/methods.png</text:p>
      <text:p text:style-name="P5"><text:s/>create mode 100644 bilder/results.png</text:p>
      <text:p text:style-name="P5"><text:s/>create mode 100644 hu.pdf</text:p>
      <text:p text:style-name="P5"><text:s/>create mode 100644 icsb.out</text:p>
      <text:p text:style-name="P5"><text:s/>create mode 100644 icsb.tex</text:p>
      <text:p text:style-name="P5"><text:s/>create mode 100644 logo.pdf</text:p>
      <text:p text:style-name="P5"/>
      <text:p text:style-name="P5"><text:soft-page-break/>CHANGE SOMETHING</text:p>
      <text:p text:style-name="P5"/>
      <text:p text:style-name="P5">albers@lemur:~/mythesis$ git status</text:p>
      <text:p text:style-name="P5">Auf Branch master</text:p>
      <text:p text:style-name="P5">Änderungen, die nicht zum Commit vorgemerkt sind:</text:p>
      <text:p text:style-name="P5"><text:s text:c="2"/>(benutzen Sie "git add &lt;Datei&gt;..." um die Änderungen zum Commit vorzumerken)</text:p>
      <text:p text:style-name="P5"><text:s text:c="2"/>(benutzen Sie "git checkout -- &lt;Datei&gt;..." um die Änderungen im Arbeitsverzeichnis zu verwerfen)</text:p>
      <text:p text:style-name="P5"></text:p>
      <text:p text:style-name="P5"><text:tab/>geändert: <text:s text:c="14"/>icsb.tex</text:p>
      <text:p text:style-name="P5"></text:p>
      <text:p text:style-name="P5">keine Änderungen zum Commit vorgemerkt (benutzen Sie "git add" und/oder "git commit -a")</text:p>
      <text:p text:style-name="P6">albers@lemur:~/mythesis$ git commit -am 'this is a useful comment'</text:p>
      <text:p text:style-name="P6">[master 3ae06fd] this is a useful comment</text:p>
      <text:p text:style-name="P6"><text:s/>1 file changed, 1 insertion(+), 1 deletion(-)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3:11:51.207567758</meta:creation-date>
    <dc:date>2015-02-12T16:27:33.144424542</dc:date>
    <meta:editing-duration>PT3H9M54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3" meta:paragraph-count="113" meta:word-count="351" meta:character-count="3127" meta:non-whitespace-character-count="2598"/>
  </office:meta>
</office:document-meta>
</file>